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font-name="Arial" officeooo:rsid="003f0cad" officeooo:paragraph-rsid="000f6e22"/>
    </style:style>
    <style:style style:name="P2" style:family="paragraph" style:parent-style-name="Footer">
      <style:text-properties style:font-name="Arial" officeooo:rsid="003f0cad" officeooo:paragraph-rsid="00108d2c"/>
    </style:style>
    <style:style style:name="P3" style:family="paragraph" style:parent-style-name="Text_20_body">
      <style:text-properties officeooo:rsid="000f6e22" officeooo:paragraph-rsid="000f6e22"/>
    </style:style>
    <style:style style:name="P4" style:family="paragraph" style:parent-style-name="Text_20_body">
      <style:paragraph-properties fo:text-align="justify" style:justify-single-word="false"/>
      <style:text-properties officeooo:rsid="000f6e22" officeooo:paragraph-rsid="000f6e22"/>
    </style:style>
    <style:style style:name="P5" style:family="paragraph" style:parent-style-name="Title">
      <style:text-properties officeooo:rsid="000f6e22" officeooo:paragraph-rsid="000f6e22"/>
    </style:style>
    <style:style style:name="P6" style:family="paragraph" style:parent-style-name="Subtitle">
      <style:text-properties officeooo:rsid="000f6e22" officeooo:paragraph-rsid="000f6e22"/>
    </style:style>
    <style:style style:name="P7" style:family="paragraph" style:parent-style-name="Text_20_body" style:list-style-name="L1">
      <style:paragraph-properties fo:text-align="justify" style:justify-single-word="false"/>
      <style:text-properties officeooo:rsid="000f6e22" officeooo:paragraph-rsid="000f6e22"/>
    </style:style>
    <style:style style:name="P8" style:family="paragraph" style:parent-style-name="Text_20_body" style:list-style-name="L2">
      <style:paragraph-properties fo:text-align="justify" style:justify-single-word="false"/>
      <style:text-properties officeooo:rsid="000f6e22" officeooo:paragraph-rsid="000f6e22"/>
    </style:style>
    <style:style style:name="P9" style:family="paragraph" style:parent-style-name="Text_20_body" style:list-style-name="L3">
      <style:text-properties officeooo:rsid="000fc2df" officeooo:paragraph-rsid="000fc2df"/>
    </style:style>
    <style:style style:name="P10" style:family="paragraph" style:parent-style-name="Text_20_body" style:list-style-name="L3">
      <style:text-properties fo:font-style="normal" fo:font-weight="normal" officeooo:rsid="000fdcee" officeooo:paragraph-rsid="000fdcee" style:font-style-asian="normal" style:font-weight-asian="normal" style:font-style-complex="normal" style:font-weight-complex="normal"/>
    </style:style>
    <style:style style:name="P11" style:family="paragraph" style:parent-style-name="Text_20_body" style:list-style-name="L4">
      <style:text-properties fo:font-style="normal" fo:font-weight="normal" officeooo:rsid="000fdcee" officeooo:paragraph-rsid="000fdcee" style:font-style-asian="normal" style:font-weight-asian="normal" style:font-style-complex="normal" style:font-weight-complex="normal"/>
    </style:style>
    <style:style style:name="P12" style:family="paragraph" style:parent-style-name="Text_20_body" style:list-style-name="L3">
      <style:text-properties officeooo:rsid="000fdcee" officeooo:paragraph-rsid="000fdcee"/>
    </style:style>
    <style:style style:name="P13" style:family="paragraph" style:parent-style-name="Heading_20_1" style:list-style-name=""/>
    <style:style style:name="P14" style:family="paragraph" style:parent-style-name="Heading_20_1" style:list-style-name="">
      <style:text-properties officeooo:rsid="000f6e22" officeooo:paragraph-rsid="000f6e22"/>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0f6e22" officeooo:paragraph-rsid="000f6e22"/>
    </style:style>
    <style:style style:name="T1" style:family="text">
      <style:text-properties officeooo:rsid="001000e1"/>
    </style:style>
    <style:style style:name="T2" style:family="text">
      <style:text-properties officeooo:rsid="000fc2df"/>
    </style:style>
    <style:style style:name="T3" style:family="text">
      <style:text-properties officeooo:rsid="0013ea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
      <text:p text:style-name="P3"/>
      <text:p text:style-name="P3"/>
      <text:p text:style-name="P3"/>
      <text:p text:style-name="P3"/>
      <text:p text:style-name="P3"/>
      <text:p text:style-name="P3"/>
      <text:p text:style-name="P3"/>
      <text:p text:style-name="P5">Snake vs Schlanga : Jalon 2</text:p>
      <text:p text:style-name="P6">équipe : RNGesus</text:p>
      <text:p text:style-name="P3"/>
      <text:h text:style-name="P14" text:outline-level="1"/>
      <text:h text:style-name="P16" text:outline-level="1">Travail réalisé</text:h>
      <text:p text:style-name="P3">Jeu :</text:p>
      <text:list xml:id="list6325089076390804548" text:style-name="L1">
        <text:list-item>
          <text:p text:style-name="P7">Fichiers types.h/c : regroupe les structures de jeu ainsi que les fonctions qui permettent de les manipuler.</text:p>
        </text:list-item>
        <text:list-item>
          <text:p text:style-name="P7">Fichiers game.h/c : regroupe fonctions qui permettent de faire tourner le jeu.</text:p>
        </text:list-item>
        <text:list-item>
          <text:p text:style-name="P7">Fichiers ia.h/c : regroupe les fonctions qui implémentent l'IA du schlanga.</text:p>
        </text:list-item>
        <text:list-item>
          <text:p text:style-name="P7">Fichier main.c : point d'entrée du programme de jeu</text:p>
        </text:list-item>
      </text:list>
      <text:p text:style-name="P4">Tests :</text:p>
      <text:list xml:id="list5936636190169224745" text:style-name="L2">
        <text:list-item>
          <text:p text:style-name="P8">Fichiers test_types.h/c : regroupe les tests unitaire pour les fonctions du fichier types.c</text:p>
        </text:list-item>
        <text:list-item>
          <text:p text:style-name="P8">Fichiers test_game.h/c : regroupe les tests unitaire pour les fonctions du fichier types.c</text:p>
        </text:list-item>
        <text:list-item>
          <text:p text:style-name="P8">Fichier main_test.c : point d'entrée du programme qui lance les tests unitaire.</text:p>
        </text:list-item>
      </text:list>
      <text:p text:style-name="P4"/>
      <text:p text:style-name="P4">En l'état actuel, le jeu fonctionne correctement en mode console, en utilisant les touches z, q, s et d pour se déplacer, et esc pour quitter la partie. Les collisions sont gérées. On notera cependant quelques problèmes avec la gestion des entrées clavier, dans le cas ou on appuie sur trop de touches dans un court laps de temps, ainsi que lorsqu'on appuie sur la touche entrée au cour du jeu. Le schlanga possède une certaine intelligence qui l<text:span text:style-name="T2">ui permet de se comporter de manière défensive en l</text:span>’empêch<text:span text:style-name="T2">ant </text:span>d'avancer dans un obstacle, quand cela est possible. </text:p>
      <text:h text:style-name="P13" text:outline-level="1"/>
      <text:h text:style-name="P15" text:outline-level="1">Travail <text:span text:style-name="T2">à</text:span> faire</text:h>
      <text:list xml:id="list8183353552017695909" text:style-name="L3">
        <text:list-item>
          <text:p text:style-name="P9">Corriger la gestion des entrées clavier (prévu par l'utilisation de la SD<text:span text:style-name="T3">L</text:span>).</text:p>
        </text:list-item>
        <text:list-item>
          <text:p text:style-name="P10">Mettre en place l'utilisation de la SDL pour l'affichage.</text:p>
        </text:list-item>
        <text:list-item>
          <text:p text:style-name="P9">Implémenter une intelligence défensive un peu plus développée pour le schlanga, en lui faisant détecter à l'avance s'il va se retrouver bloqué dans un espace réduit.</text:p>
        </text:list-item>
        <text:list-item>
          <text:p text:style-name="P12">Implémenter une IA offensive</text:p>
        </text:list-item>
        <text:list-item>
          <text:p text:style-name="P9">Implémenter des variantes au jeu :</text:p>
          <text:list>
            <text:list-item>
              <text:p text:style-name="P9">ajout de bonus qui modifient la physique du jeu</text:p>
            </text:list-item>
            <text:list-item>
              <text:p text:style-name="P12">mode « snake classique »</text:p>
            </text:list-item>
            <text:list-item>
              <text:p text:style-name="P12">mode multiplayer : le schlanga est contrôlé par un humain</text:p>
            </text:list-item>
          </text:list>
        </text:list-item>
      </text:list>
      <text:p text:style-name="Text_20_body">Travail facultatif :</text:p>
      <text:list xml:id="list7829768107369149403" text:style-name="L4">
        <text:list-item>
          <text:p text:style-name="P11">mode multiplayer en ligne avec un serv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officeooo:rsid="003f0cad" officeooo:paragraph-rsid="000f6e22"/>
    </style:style>
    <style:style style:name="MP2" style:family="paragraph" style:parent-style-name="Footer">
      <style:text-properties style:font-name="Arial" officeooo:rsid="003f0cad" officeooo:paragraph-rsid="00108d2c"/>
    </style:style>
    <style:style style:name="MT1" style:family="text">
      <style:text-properties officeooo:rsid="001000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AINTIER – HINGE – BOURGEOIS – FELLER</text:p>
        <text:p text:style-name="MP2">« Snake vs Schlangà » - <text:span text:style-name="MT1">Jalon</text:span> <text:span text:style-name="MT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ndarus </meta:initial-creator>
    <meta:creation-date>2016-03-21T18:44:52.625210035</meta:creation-date>
    <dc:date>2016-03-22T02:15:44.089209298</dc:date>
    <dc:creator>Sindarus </dc:creator>
    <meta:editing-duration>PT1H49M37S</meta:editing-duration>
    <meta:editing-cycles>6</meta:editing-cycles>
    <meta:generator>LibreOffice/5.0.5.2$Linux_X86_64 LibreOffice_project/00m0$Build-2</meta:generator>
    <meta:document-statistic meta:table-count="0" meta:image-count="0" meta:object-count="0" meta:page-count="3" meta:paragraph-count="26" meta:word-count="320" meta:character-count="1851" meta:non-whitespace-character-count="1569"/>
  </office:meta>
</office:document-meta>
</file>